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Segoe UI" officeooo:rsid="0012822f" officeooo:paragraph-rsid="0012822f"/>
    </style:style>
    <style:style style:name="P2" style:family="paragraph" style:parent-style-name="Standard">
      <style:paragraph-properties fo:text-align="justify" style:justify-single-word="false"/>
      <style:text-properties style:font-name="Segoe UI" officeooo:rsid="00178529" officeooo:paragraph-rsid="00178529"/>
    </style:style>
    <style:style style:name="P3" style:family="paragraph" style:parent-style-name="Standard">
      <style:text-properties style:font-name="Segoe UI" officeooo:rsid="000f3596" officeooo:paragraph-rsid="000f3596"/>
    </style:style>
    <style:style style:name="P4" style:family="paragraph" style:parent-style-name="Standard">
      <style:text-properties style:font-name="Segoe UI" fo:font-weight="bold" officeooo:rsid="000f3596" officeooo:paragraph-rsid="000f3596" style:font-weight-asian="bold" style:font-weight-complex="bold"/>
    </style:style>
    <style:style style:name="P5" style:family="paragraph" style:parent-style-name="Standard">
      <style:text-properties style:font-name="Segoe UI" fo:font-size="16pt" fo:font-weight="bold" officeooo:rsid="000f3596" officeooo:paragraph-rsid="000f3596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Segoe UI" officeooo:rsid="0010d8f9" officeooo:paragraph-rsid="0010d8f9"/>
    </style:style>
    <style:style style:name="P7" style:family="paragraph" style:parent-style-name="Standard">
      <style:text-properties style:font-name="Segoe UI" officeooo:rsid="0010d8f9" officeooo:paragraph-rsid="0012822f"/>
    </style:style>
    <style:style style:name="P8" style:family="paragraph" style:parent-style-name="Standard">
      <style:paragraph-properties fo:text-align="justify" style:justify-single-word="false"/>
      <style:text-properties style:font-name="Segoe UI" officeooo:rsid="0012822f" officeooo:paragraph-rsid="0012822f"/>
    </style:style>
    <style:style style:name="P9" style:family="paragraph" style:parent-style-name="Standard">
      <style:text-properties style:font-name="Source Code Pro" fo:font-size="10pt" officeooo:rsid="000f3596" officeooo:paragraph-rsid="000f3596" style:font-size-asian="10pt" style:font-size-complex="10pt"/>
    </style:style>
    <style:style style:name="P10" style:family="paragraph" style:parent-style-name="Standard">
      <style:text-properties style:font-name="Source Code Pro" fo:font-size="10pt" officeooo:rsid="0010d8f9" officeooo:paragraph-rsid="0010d8f9" style:font-size-asian="10pt" style:font-size-complex="10pt"/>
    </style:style>
    <style:style style:name="P11" style:family="paragraph" style:parent-style-name="Standard">
      <style:text-properties style:font-name="Source Code Pro" fo:font-size="10pt" officeooo:rsid="0013fbc6" officeooo:paragraph-rsid="0013fbc6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Source Code Pro" fo:font-size="10pt" officeooo:rsid="00178529" officeooo:paragraph-rsid="00178529" style:font-size-asian="8.75pt" style:font-size-complex="10pt"/>
    </style:style>
    <style:style style:name="P13" style:family="paragraph" style:parent-style-name="Preformatted_20_Text">
      <style:paragraph-properties fo:margin-top="0cm" fo:margin-bottom="0.499cm" loext:contextual-spacing="false"/>
      <style:text-properties style:font-name="Segoe UI" fo:font-size="12pt" officeooo:rsid="00322e73" style:font-size-asian="10.5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Source Code Pro" fo:font-size="10pt" officeooo:rsid="00179789" officeooo:paragraph-rsid="00179789" style:font-size-asian="8.75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Source Code Pro" fo:font-size="10pt" officeooo:rsid="001bbf4f" officeooo:paragraph-rsid="001bbf4f" style:font-size-asian="8.75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Source Code Pro" fo:font-size="10pt" officeooo:rsid="001cb83d" officeooo:paragraph-rsid="001cb83d" style:font-size-asian="8.75pt" style:font-size-complex="10pt"/>
    </style:style>
    <style:style style:name="P17" style:family="paragraph" style:parent-style-name="Standard">
      <style:paragraph-properties fo:text-align="justify" style:justify-single-word="false"/>
      <style:text-properties officeooo:paragraph-rsid="00424c3d"/>
    </style:style>
    <style:style style:name="P18" style:family="paragraph" style:parent-style-name="Standard">
      <style:paragraph-properties fo:text-align="justify" style:justify-single-word="false"/>
      <style:text-properties style:font-name="Segoe UI" officeooo:rsid="0012822f" officeooo:paragraph-rsid="0012822f"/>
    </style:style>
    <style:style style:name="P19" style:family="paragraph" style:parent-style-name="Standard">
      <style:paragraph-properties fo:text-align="justify" style:justify-single-word="false"/>
      <style:text-properties style:font-name="Segoe UI" officeooo:rsid="00178529" officeooo:paragraph-rsid="00178529"/>
    </style:style>
    <style:style style:name="P20" style:family="paragraph" style:parent-style-name="Standard">
      <style:paragraph-properties fo:text-align="justify" style:justify-single-word="false"/>
      <style:text-properties style:font-name="Segoe UI" officeooo:rsid="001fce05" officeooo:paragraph-rsid="001fce05"/>
    </style:style>
    <style:style style:name="P21" style:family="paragraph" style:parent-style-name="Standard">
      <style:paragraph-properties fo:text-align="justify" style:justify-single-word="false"/>
      <style:text-properties style:font-name="Segoe UI" officeooo:rsid="00292795" officeooo:paragraph-rsid="00292795"/>
    </style:style>
    <style:style style:name="P22" style:family="paragraph" style:parent-style-name="Standard">
      <style:paragraph-properties fo:text-align="justify" style:justify-single-word="false"/>
      <style:text-properties style:font-name="Segoe UI" officeooo:rsid="00322e73" officeooo:paragraph-rsid="00322e73"/>
    </style:style>
    <style:style style:name="P23" style:family="paragraph" style:parent-style-name="Standard">
      <style:paragraph-properties fo:text-align="justify" style:justify-single-word="false"/>
      <style:text-properties style:font-name="Segoe UI" officeooo:rsid="00404b6a" officeooo:paragraph-rsid="00404b6a"/>
    </style:style>
    <style:style style:name="P24" style:family="paragraph" style:parent-style-name="Standard">
      <style:paragraph-properties fo:text-align="justify" style:justify-single-word="false"/>
      <style:text-properties style:font-name="Source Code Pro" fo:font-size="10pt" officeooo:rsid="001fce05" officeooo:paragraph-rsid="001fce05" style:font-size-asian="8.75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Source Code Pro" fo:font-size="10pt" officeooo:rsid="001ff68d" officeooo:paragraph-rsid="001ff68d" style:font-size-asian="8.75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Source Code Pro" fo:font-size="10pt" officeooo:rsid="002994f0" officeooo:paragraph-rsid="002994f0" style:font-size-asian="8.75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Source Code Pro" fo:font-size="10pt" officeooo:rsid="002b17cf" officeooo:paragraph-rsid="002b17cf" style:font-size-asian="8.75pt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Source Code Pro" fo:font-size="10pt" officeooo:rsid="002df407" officeooo:paragraph-rsid="002df407" style:font-size-asian="8.75pt" style:font-size-complex="10pt"/>
    </style:style>
    <style:style style:name="P29" style:family="paragraph" style:parent-style-name="Standard">
      <style:paragraph-properties fo:text-align="justify" style:justify-single-word="false"/>
      <style:text-properties style:font-name="Source Code Pro" fo:font-size="10pt" officeooo:rsid="0035729c" officeooo:paragraph-rsid="0035729c" style:font-size-asian="8.75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Source Code Pro" fo:font-size="10pt" officeooo:rsid="00365358" officeooo:paragraph-rsid="00365358" style:font-size-asian="8.75pt" style:font-size-complex="10pt"/>
    </style:style>
    <style:style style:name="P31" style:family="paragraph" style:parent-style-name="Standard">
      <style:paragraph-properties fo:text-align="start" style:justify-single-word="false"/>
      <style:text-properties style:font-name="Source Code Pro" fo:font-size="10pt" officeooo:rsid="0038cee0" officeooo:paragraph-rsid="0038cee0" style:font-size-asian="8.75pt" style:font-size-complex="10pt"/>
    </style:style>
    <style:style style:name="P32" style:family="paragraph" style:parent-style-name="Standard">
      <style:paragraph-properties fo:text-align="start" style:justify-single-word="false"/>
      <style:text-properties style:font-name="Source Code Pro" fo:font-size="10pt" officeooo:rsid="003a7df3" officeooo:paragraph-rsid="003a7df3" style:font-size-asian="8.75pt" style:font-size-complex="10pt"/>
    </style:style>
    <style:style style:name="P33" style:family="paragraph" style:parent-style-name="Standard">
      <style:paragraph-properties fo:text-align="start" style:justify-single-word="false"/>
      <style:text-properties style:font-name="Source Code Pro" fo:font-size="10pt" officeooo:rsid="003ed262" officeooo:paragraph-rsid="003ed262" style:font-size-asian="8.75pt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Source Code Pro" fo:font-size="10pt" officeooo:rsid="00419eec" officeooo:paragraph-rsid="00419eec" style:font-size-asian="8.75pt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Source Code Pro" officeooo:rsid="002df407" officeooo:paragraph-rsid="002df407"/>
    </style:style>
    <style:style style:name="T1" style:family="text">
      <style:text-properties officeooo:rsid="0010d8f9"/>
    </style:style>
    <style:style style:name="T2" style:family="text">
      <style:text-properties officeooo:rsid="0013fbc6"/>
    </style:style>
    <style:style style:name="T3" style:family="text">
      <style:text-properties officeooo:rsid="00149d7c"/>
    </style:style>
    <style:style style:name="T4" style:family="text">
      <style:text-properties officeooo:rsid="001595e3"/>
    </style:style>
    <style:style style:name="T5" style:family="text">
      <style:text-properties officeooo:rsid="0015e74d"/>
    </style:style>
    <style:style style:name="T6" style:family="text">
      <style:text-properties style:text-underline-style="none" style:font-size-asian="8.69999980926514pt"/>
    </style:style>
    <style:style style:name="T7" style:family="text">
      <style:text-properties style:text-underline-style="none" officeooo:rsid="00189779" style:font-size-asian="8.69999980926514pt"/>
    </style:style>
    <style:style style:name="T8" style:family="text">
      <style:text-properties style:text-underline-style="none" officeooo:rsid="001a0c09" style:font-size-asian="8.69999980926514pt"/>
    </style:style>
    <style:style style:name="T9" style:family="text">
      <style:text-properties style:text-underline-style="none" officeooo:rsid="001e8f89" style:font-size-asian="8.69999980926514pt"/>
    </style:style>
    <style:style style:name="T10" style:family="text">
      <style:text-properties style:text-underline-style="none" officeooo:rsid="001f4902" style:font-size-asian="8.69999980926514pt"/>
    </style:style>
    <style:style style:name="T11" style:family="text">
      <style:text-properties officeooo:rsid="001fce05"/>
    </style:style>
    <style:style style:name="T12" style:family="text">
      <style:text-properties officeooo:rsid="002152d1"/>
    </style:style>
    <style:style style:name="T13" style:family="text">
      <style:text-properties officeooo:rsid="002499a6"/>
    </style:style>
    <style:style style:name="T14" style:family="text">
      <style:text-properties officeooo:rsid="0026466f"/>
    </style:style>
    <style:style style:name="T15" style:family="text">
      <style:text-properties officeooo:rsid="0026481f"/>
    </style:style>
    <style:style style:name="T16" style:family="text">
      <style:text-properties officeooo:rsid="0027d667"/>
    </style:style>
    <style:style style:name="T17" style:family="text">
      <style:text-properties officeooo:rsid="002b17cf"/>
    </style:style>
    <style:style style:name="T18" style:family="text">
      <style:text-properties officeooo:rsid="002cecdd"/>
    </style:style>
    <style:style style:name="T19" style:family="text">
      <style:text-properties fo:font-size="10pt" style:font-size-asian="8.75pt" style:font-size-complex="10pt"/>
    </style:style>
    <style:style style:name="T20" style:family="text">
      <style:text-properties officeooo:rsid="00322e73"/>
    </style:style>
    <style:style style:name="T21" style:family="text">
      <style:text-properties officeooo:rsid="0038cee0"/>
    </style:style>
    <style:style style:name="T22" style:family="text">
      <style:text-properties officeooo:rsid="003c8079"/>
    </style:style>
    <style:style style:name="T23" style:family="text">
      <style:text-properties officeooo:rsid="003d0924"/>
    </style:style>
    <style:style style:name="T24" style:family="text">
      <style:text-properties officeooo:rsid="003d854e"/>
    </style:style>
    <style:style style:name="T25" style:family="text">
      <style:text-properties officeooo:rsid="00403771"/>
    </style:style>
    <style:style style:name="T26" style:family="text">
      <style:text-properties style:font-name="Source Code Pro" fo:font-size="10pt" officeooo:rsid="00424c3d" style:font-size-asian="8.75pt" style:font-size-complex="10pt"/>
    </style:style>
  </office:automatic-styles>
  <office:body>
    <office:text text:use-soft-page-breaks="true">
      <office:forms form:automatic-focus="false" form:apply-design-mode="false"/>
      <text:tracked-changes>
        <text:changed-region xml:id="ct387902104" text:id="ct387902104">
          <text:insertion>
            <office:change-info>
              <dc:creator>Autor desconhecido</dc:creator>
              <dc:date>2017-11-28T16:27:38</dc:date>
            </office:change-info>
          </text:insertion>
        </text:changed-region>
        <text:changed-region xml:id="ct387902824" text:id="ct387902824">
          <text:insertion>
            <office:change-info>
              <dc:creator>Autor desconhecido</dc:creator>
              <dc:date>2017-11-28T16:28:05</dc:date>
            </office:change-info>
          </text:insertion>
        </text:changed-region>
        <text:changed-region xml:id="ct387902224" text:id="ct387902224">
          <text:insertion>
            <office:change-info>
              <dc:creator>Autor desconhecido</dc:creator>
              <dc:date>2017-11-28T16:29:42</dc:date>
            </office:change-info>
          </text:insertion>
        </text:changed-region>
        <text:changed-region xml:id="ct727782480" text:id="ct727782480">
          <text:insertion>
            <office:change-info>
              <dc:creator>Autor desconhecido</dc:creator>
              <dc:date>2017-11-28T16:30:00</dc:date>
            </office:change-info>
          </text:insertion>
        </text:changed-region>
        <text:changed-region xml:id="ct727783440" text:id="ct727783440">
          <text:deletion>
            <office:change-info>
              <dc:creator>Autor desconhecido</dc:creator>
              <dc:date>2017-11-28T16:31:36</dc:date>
            </office:change-info>
            <text:p text:style-name="P1"/>
            <text:p text:style-name="P1"/>
          </text:deletion>
        </text:changed-region>
        <text:changed-region xml:id="ct387903184" text:id="ct387903184">
          <text:insertion>
            <office:change-info>
              <dc:creator>Autor desconhecido</dc:creator>
              <dc:date>2017-11-28T16:37:05</dc:date>
            </office:change-info>
          </text:insertion>
        </text:changed-region>
        <text:changed-region xml:id="ct390820448" text:id="ct390820448">
          <text:deletion>
            <office:change-info>
              <dc:creator>Autor desconhecido</dc:creator>
              <dc:date>2017-11-28T16:37:03</dc:date>
            </office:change-info>
            <text:p text:style-name="P2">4</text:p>
          </text:deletion>
        </text:changed-region>
        <text:changed-region xml:id="ct727781400" text:id="ct727781400">
          <text:insertion>
            <office:change-info>
              <dc:creator>Autor desconhecido</dc:creator>
              <dc:date>2017-11-28T16:37:04</dc:date>
            </office:change-info>
          </text:insertion>
        </text:changed-region>
        <text:changed-region xml:id="ct727783560" text:id="ct727783560">
          <text:insertion>
            <office:change-info>
              <dc:creator>Autor desconhecido</dc:creator>
              <dc:date>2017-11-28T16:32:27</dc:date>
            </office:change-info>
          </text:insertion>
        </text:changed-region>
        <text:changed-region xml:id="ct727781640" text:id="ct727781640">
          <text:insertion>
            <office:change-info>
              <dc:creator>Autor desconhecido</dc:creator>
              <dc:date>2017-11-28T16:35:24</dc:date>
            </office:change-info>
          </text:insertion>
        </text:changed-region>
        <text:changed-region xml:id="ct387901864" text:id="ct387901864">
          <text:insertion>
            <office:change-info>
              <dc:creator>Autor desconhecido</dc:creator>
              <dc:date>2017-11-28T16:34:49</dc:date>
            </office:change-info>
          </text:insertion>
        </text:changed-region>
        <text:changed-region xml:id="ct387903304" text:id="ct387903304">
          <text:insertion>
            <office:change-info>
              <dc:creator>Autor desconhecido</dc:creator>
              <dc:date>2017-11-28T16:32:27</dc:date>
            </office:change-info>
          </text:insertion>
        </text:changed-region>
        <text:changed-region xml:id="ct387903904" text:id="ct387903904">
          <text:insertion>
            <office:change-info>
              <dc:creator>Autor desconhecido</dc:creator>
              <dc:date>2017-11-28T16:33:01</dc:date>
            </office:change-info>
          </text:insertion>
        </text:changed-region>
        <text:changed-region xml:id="ct727785240" text:id="ct727785240">
          <text:insertion>
            <office:change-info>
              <dc:creator>Autor desconhecido</dc:creator>
              <dc:date>2017-11-28T16:42:20</dc:date>
            </office:change-info>
          </text:insertion>
        </text:changed-region>
        <text:changed-region xml:id="ct387903424" text:id="ct387903424">
          <text:insertion>
            <office:change-info>
              <dc:creator>Autor desconhecido</dc:creator>
              <dc:date>2017-11-28T16:43:01</dc:date>
            </office:change-info>
          </text:insertion>
        </text:changed-region>
        <text:changed-region xml:id="ct746758248" text:id="ct746758248">
          <text:insertion>
            <office:change-info>
              <dc:creator>Autor desconhecido</dc:creator>
              <dc:date>2017-11-28T16:47:12</dc:date>
            </office:change-info>
          </text:insertion>
        </text:changed-region>
        <text:changed-region xml:id="ct746760528" text:id="ct746760528">
          <text:insertion>
            <office:change-info>
              <dc:creator>Autor desconhecido</dc:creator>
              <dc:date>2017-11-28T17:05:20</dc:date>
            </office:change-info>
          </text:insertion>
        </text:changed-region>
        <text:changed-region xml:id="ct746761608" text:id="ct746761608">
          <text:insertion>
            <office:change-info>
              <dc:creator>Autor desconhecido</dc:creator>
              <dc:date>2017-11-28T16:47:1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Geração de Chave para o Web Service</text:p>
      <text:p text:style-name="P3"/>
      <text:p text:style-name="P4">Chave para o Unity:</text:p>
      <text:p text:style-name="P9">-hmy|:djCle@|6&amp;ydd;/)?/cs,'w5P9s"`h_g+PM}IFU-#~T-$M6DU%3E[T@^kw</text:p>
      <text:p text:style-name="P3">(lembrando que, no C#, as aspas deverão estar como \", pois tem uma aspa nessa chave – posição 32).</text:p>
      <text:p text:style-name="P3"/>
      <text:p text:style-name="P4">Passos para gerar a chave para se logar no web service:</text:p>
      <text:p text:style-name="P3"/>
      <text:p text:style-name="P3">1) Crie <text:span text:style-name="T1">uma lista de inteiros:</text:span></text:p>
      <text:p text:style-name="P10">List&lt;<text:span text:style-name="T4">byte</text:span>&gt; lsCaracteres = new List&lt;<text:span text:style-name="T4">byte</text:span>&gt;();</text:p>
      <text:p text:style-name="P3"/>
      <text:p text:style-name="P6">2) <text:span text:style-name="T2">Obtenha os códigos ASCII de cada caractere:</text:span></text:p>
      <text:p text:style-name="P11"><text:span text:style-name="T4">lsCaracteres</text:span> = Encoding.ASCII.GetBytes(<text:span text:style-name="T3">strChave</text:span>).<text:span text:style-name="T4">ToList()</text:span>;</text:p>
      <text:p text:style-name="P7"/>
      <text:p text:style-name="P1">3) <text:span text:style-name="T5">Depois de pegar os caracteres, pegue a data e hora atual, dividindo-as e some com os valores da lista feita anteriormente:</text:span></text:p>
      <text:p text:style-name="P12">string strData = DateTime.Now.ToString(“yyyyMMddHHmmss”);</text:p>
      <text:p text:style-name="P14">List&lt;byte&gt; lsData<text:change-start text:change-id="ct387902104"/><text:span text:style-name="T6"> = Encoding.ASCII</text:span><text:change-end text:change-id="ct387902104"/><text:change-start text:change-id="ct387902824"/><text:span text:style-name="T6">.GetBytes</text:span><text:span text:style-name="T7">(</text:span><text:change-end text:change-id="ct387902824"/><text:change-start text:change-id="ct387902224"/><text:span text:style-name="T8">strData);</text:span></text:p>
      <text:p text:style-name="P14"><text:span text:style-name="T8"/></text:p>
      <text:p text:style-name="P15"><text:span text:style-name="T8">f</text:span><text:span text:style-name="T6">or (int intLetra = 0; intL</text:span><text:change-end text:change-id="ct387902224"/><text:change-start text:change-id="ct727782480"/><text:span text:style-name="T6">etra &lt; lsData.Length; intLetra++)</text:span></text:p>
      <text:p text:style-name="P15"><text:span text:style-name="T6">{</text:span></text:p>
      <text:p text:style-name="P15"><text:span text:style-name="T6"><text:tab/></text:span><text:span text:style-name="T9">byte byteLetra = lsCaracteres[intLetra];</text:span></text:p>
      <text:p text:style-name="P15"><text:span text:style-name="T9"><text:tab/>byteLetra += lsData[intLetra];</text:span></text:p>
      <text:p text:style-name="P15"><text:span text:style-name="T9"><text:tab/></text:span><text:span text:style-name="T10">lsCaracteres[intLetra] = byteLetra;</text:span></text:p>
      <text:p text:style-name="P16"><text:span text:style-name="T6">}</text:span><text:change-end text:change-id="ct727782480"/></text:p>
      <text:p text:style-name="P1"><text:change text:change-id="ct727783440"/></text:p>
      <text:p text:style-name="P21"><text:change-start text:change-id="ct387903184"/>4) Agora faça a mesma coisa com a senha, só que em vez de iniciar na posição 0 é necessário iniciar na posição 26, <text:span text:style-name="T18">finalizando com um caractere número 127</text:span>:</text:p>
      <text:p text:style-name="P26">List&lt;byte&gt; lsSenha = Encoding.ASCII.GetBytes(strSenha);</text:p>
      <text:p text:style-name="P26"/>
      <text:p text:style-name="P26">for (int intLetra = 0; intLetra &lt; lsData.Length; intLetra++)</text:p>
      <text:p text:style-name="P26">{</text:p>
      <text:p text:style-name="P26"><text:tab/><text:span text:style-name="T17">byte byteLetra = lsCaracteres[26 + intLetra];</text:span></text:p>
      <text:p text:style-name="P26"><text:tab/><text:span text:style-name="T17">byteLetra += lsSenha[intLetra];</text:span></text:p>
      <text:p text:style-name="P27"><text:tab/>lsCaracteres[26 + intLetra] = byteLetra;</text:p>
      <text:p text:style-name="P26">}</text:p>
      <text:p text:style-name="P26"/>
      <text:p text:style-name="P28">byte byteLetra = lsCaracteres[26 + intLetra];</text:p>
      <text:p text:style-name="P28">byteLetra += 127;</text:p>
      <text:p text:style-name="P35"><text:span text:style-name="T19">lsCaracteres[26 + intLetra] = byteLetra;</text:span></text:p>
      <text:p text:style-name="P2"/>
      <text:p text:style-name="P2"><text:change-end text:change-id="ct387903184"/><text:change text:change-id="ct390820448"/><text:change-start text:change-id="ct727781400"/><text:span text:style-name="T16">5</text:span><text:change-end text:change-id="ct727781400"/>) <text:change-start text:change-id="ct727783560"/><text:span text:style-name="T11">Agora é necessário transformar esses números decimais em hexadecimais, colocando um 0 antes dos números que não tiverem:</text:span></text:p>
      <text:p text:style-name="P25">string strChaveSimples = “”;</text:p>
      <text:p text:style-name="P24"/>
      <text:p text:style-name="P24">for<text:span text:style-name="T14">each</text:span> (<text:span text:style-name="T14">int intCodASC in lsCaracteres</text:span>)</text:p>
      <text:p text:style-name="P24">{</text:p>
      <text:p text:style-name="P24"><text:change-end text:change-id="ct727783560"/><text:change-start text:change-id="ct727781640"/><text:tab/><text:span text:style-name="T12">strChaveSimples</text:span><text:change-end text:change-id="ct727781640"/><text:change-start text:change-id="ct387901864"/> <text:span text:style-name="T12">+</text:span>= String.Format("{0:X<text:span text:style-name="T13">3</text:span>}", <text:span text:style-name="T15">intCodASC</text:span>);<text:change-end text:change-id="ct387901864"/><text:change-start text:change-id="ct387903304"/></text:p>
      <text:p text:style-name="P24">}</text:p>
      <text:p text:style-name="P2"><text:change-end text:change-id="ct387903304"/><text:change-start text:change-id="ct387903904"/></text:p>
      <text:p text:style-name="P20">5)<text:change-end text:change-id="ct387903904"/><text:change-start text:change-id="ct727785240"/> <text:span text:style-name="T20">Agora é necessário transformar essa string gerada em base 6</text:span><text:change-end text:change-id="ct727785240"/><text:change-start text:change-id="ct387903424"/><text:span text:style-name="T20">4:</text:span></text:p>
      <text:p text:style-name="P29">byte[] byteB64 = Encoding.UTF8.GetBytes(strChaveSimples);</text:p>
      <text:p text:style-name="P30">string strB64 = Convert.ToBase64String(byteB64);</text:p>
      <text:p text:style-name="P20"/>
      <text:p text:style-name="P22"><text:soft-page-break/>6)<text:change-end text:change-id="ct387903424"/><text:change-start text:change-id="ct746758248"/> <text:span text:style-name="T21">Agora é a parte inusitada. É necessário agora comprimir com Gzip a string:</text:span></text:p>
      <text:p text:style-name="P31">byte[] byteZip = Encoding.UTF8.GetBytes(strB64);</text:p>
      <text:p text:style-name="P33">byte[] byteRes;</text:p>
      <text:p text:style-name="P33"/>
      <text:p text:style-name="P32">using (MemoryStream msEntrada = new MemoryStream(byteZip))</text:p>
      <text:p text:style-name="P32">{</text:p>
      <text:p text:style-name="P32"><text:tab/>using (MemoryStream msSaida = new MemoryStream())</text:p>
      <text:p text:style-name="P32"><text:tab/>{</text:p>
      <text:p text:style-name="P32"><text:tab/><text:tab/>using (GzipStream gzsZip = new GzipStream(msSaida, CompressionMode.Compress))</text:p>
      <text:p text:style-name="P32"><text:tab/><text:tab/>{</text:p>
      <text:p text:style-name="P32"><text:tab/><text:tab/><text:tab/><text:span text:style-name="T22">byte[] byteCompactar = new byte[4096];</text:span></text:p>
      <text:p text:style-name="P32"><text:tab/><text:tab/><text:tab/><text:span text:style-name="T23">int intValor;</text:span></text:p>
      <text:p text:style-name="P32"/>
      <text:p text:style-name="P32"><text:tab/><text:tab/><text:tab/><text:span text:style-name="T23">while ((intValor = msEntrada.Read(byteCompactar, 0, byteCompactar.Length)) != 0)</text:span></text:p>
      <text:p text:style-name="P32"><text:tab/><text:tab/><text:tab/><text:span text:style-name="T23">{</text:span></text:p>
      <text:p text:style-name="P32"><text:tab/><text:tab/><text:tab/><text:tab/><text:span text:style-name="T24">gzsZip.Write(byteCompactar, 0, intValor);</text:span></text:p>
      <text:p text:style-name="P32"><text:tab/><text:tab/><text:tab/><text:span text:style-name="T23">}</text:span></text:p>
      <text:p text:style-name="P32"><text:tab/><text:tab/>}</text:p>
      <text:p text:style-name="P32"/>
      <text:p text:style-name="P32"><text:tab/><text:tab/><text:span text:style-name="T25">byteRes = msSaida.ToArray();</text:span></text:p>
      <text:p text:style-name="P32"><text:tab/>}</text:p>
      <text:p text:style-name="P32">}</text:p>
      <text:p text:style-name="P22"/>
      <text:p text:style-name="P23">7) Agora sim você tem a chave gerada pelo Gzip, então vamos converter para uma linguagem que a URL vai entender:</text:p>
      <text:p text:style-name="P34">string strRes = Encoding.UTF8.GetBytes(byteRes);</text:p>
      <text:p text:style-name="P17"><text:span text:style-name="T26">string strParamChave = </text:span><text:change-end text:change-id="ct746758248"/><text:change-start text:change-id="ct746760528"/><text:span text:style-name="T26">HttpContext.Current.Server.UrlEncode(strRes);</text:span><text:change-end text:change-id="ct746760528"/><text:change-start text:change-id="ct746761608"/></text:p>
      <text:p text:style-name="P22"/>
      <text:p text:style-name="P13"><text:change-end text:change-id="ct74676160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5:49:23.629000000</meta:creation-date>
    <dc:date>2017-11-28T17:05:41.546000000</dc:date>
    <meta:editing-duration>PT54M41S</meta:editing-duration>
    <meta:editing-cycles>48</meta:editing-cycles>
    <meta:generator>LibreOffice/5.3.6.1$Windows_x86 LibreOffice_project/686f202eff87ef707079aeb7f485847613344eb7</meta:generator>
    <meta:document-statistic meta:table-count="0" meta:image-count="0" meta:object-count="0" meta:page-count="2" meta:paragraph-count="60" meta:word-count="337" meta:character-count="2552" meta:non-whitespace-character-count="2237"/>
  </office:meta>
</office:document-meta>
</file>